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注解</text:p>
          </table:table-cell>
          <table:table-cell office:value-type="string" calcext:value-type="string">
            <text:p>数据库名</text:p>
          </table:table-cell>
          <table:table-cell office:value-type="string" calcext:value-type="string">
            <text:p>大写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机体番号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体代号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出现作品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office:value-type="string" calcext:value-type="string">
            <text:p>机体类型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制造商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裸机重量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全装重量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装甲材料及结构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发电机出力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推进力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加速度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传感器有效探测半径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固定武装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初次配备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内部环境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选用武器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2">
          <table:table-cell office:value-type="string" calcext:value-type="string">
            <text:p>180度姿势变换所需时间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地上速度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水中速度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简介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archar(512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2">
          <table:table-cell office:value-type="string" calcext:value-type="string">
            <text:p>封面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这是存的dfs_id</text:p>
          </table:table-cell>
        </table:table-row>
        <table:table-row table:style-name="ro1">
          <table:table-cell office:value-type="string" calcext:value-type="string">
            <text:p>状态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操作者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用户表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de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word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intext_password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_admin</text:p>
          </table:table-cell>
          <table:table-cell/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y_times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k_flag</text:p>
          </table:table-cell>
          <table:table-cell/>
          <table:table-cell office:value-type="string" calcext:value-type="string">
            <text:p>TINYINT</text:p>
          </table:table-cell>
          <table:table-cell/>
        </table:table-row>
        <table:table-row table:style-name="ro1">
          <table:table-cell office:value-type="string" calcext:value-type="string">
            <text:p>notes 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Varchar(256)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create_data</text:p>
          </table:table-cell>
          <table:table-cell/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l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文件表</text:p>
          </table:table-cell>
          <table:table-cell office:value-type="string" calcext:value-type="string">
            <text:p>file_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_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_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nt_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_s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_d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_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r_id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路由表</text:p>
          </table:table-cell>
          <table:table-cell office:value-type="string" calcext:value-type="string">
            <text:p>fstdfs_tracker_ro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r_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er_server_ur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date</text:p>
          </table:table-cell>
          <table:table-cell table:number-columns-repeated="4"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图片实体关联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f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anism_nu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_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1:27:00.409770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00:22:34.474731205</meta:creation-date>
    <dc:date>2021-04-26T22:09:29.148077727</dc:date>
    <meta:editing-duration>PT4H8M53S</meta:editing-duration>
    <meta:editing-cycles>11</meta:editing-cycles>
    <meta:generator>LibreOffice/7.0.5.2$Linux_X86_64 LibreOffice_project/00$Build-2</meta:generator>
    <meta:document-statistic meta:table-count="1" meta:cell-count="226" meta:object-count="0"/>
  </office:meta>
</office:document-meta>
</file>